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break-before="page"/>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Standard" style:list-style-name="L1"/>
    <style:style style:name="P15" style:family="paragraph" style:parent-style-name="Heading_20_1" style:master-page-name="First_20_Page">
      <style:paragraph-properties style:page-number="auto"/>
    </style:style>
    <style:style style:name="P1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7" style:family="paragraph" style:parent-style-name="Footer">
      <style:paragraph-properties>
        <style:tab-stops>
          <style:tab-stop style:position="3in" style:type="center"/>
          <style:tab-stop style:position="6.5in" style:type="right"/>
        </style:tab-stops>
      </style:paragraph-properties>
    </style:style>
    <style:style style:name="P1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965320672" text:id="ct965320672">
          <text:deletion>
            <office:change-info>
              <dc:creator>Bob Jacobsen</dc:creator>
              <dc:date>2013-01-24T13:21:00</dc:date>
            </office:change-info>
            <text:p text:style-name="Standard">pecification</text:p>
          </text:deletion>
        </text:changed-region>
        <text:changed-region xml:id="ct965447872" text:id="ct965447872">
          <text:insertion>
            <office:change-info>
              <dc:creator>Bob Jacobsen</dc:creator>
              <dc:date>2013-01-24T13:21:00</dc:date>
            </office:change-info>
          </text:insertion>
        </text:changed-region>
        <text:changed-region xml:id="ct249354960" text:id="ct249354960">
          <text:deletion>
            <office:change-info>
              <dc:creator>Bob Jacobsen</dc:creator>
              <dc:date>2013-01-19T17:31:00</dc:date>
            </office:change-info>
            <text:p text:style-name="Standard"><text:s/></text:p>
          </text:deletion>
        </text:changed-region>
        <text:changed-region xml:id="ct965447968" text:id="ct965447968">
          <text:deletion>
            <office:change-info>
              <dc:creator>Bob Jacobsen</dc:creator>
              <dc:date>2013-01-19T17:30:00</dc:date>
            </office:change-info>
            <text:p text:style-name="Standard">use as</text:p>
          </text:deletion>
        </text:changed-region>
        <text:changed-region xml:id="ct249254448" text:id="ct249254448">
          <text:insertion>
            <office:change-info>
              <dc:creator>Bob Jacobsen</dc:creator>
              <dc:date>2013-01-19T17:30:00</dc:date>
            </office:change-info>
          </text:insertion>
        </text:changed-region>
        <text:changed-region xml:id="ct249254544" text:id="ct249254544">
          <text:insertion>
            <office:change-info>
              <dc:creator>Bob Jacobsen</dc:creator>
              <dc:date>2013-01-19T17:31:00</dc:date>
            </office:change-info>
          </text:insertion>
        </text:changed-region>
        <text:changed-region xml:id="ct249387872" text:id="ct249387872">
          <text:deletion>
            <office:change-info>
              <dc:creator>Bob Jacobsen</dc:creator>
              <dc:date>2013-01-24T13:21:00</dc:date>
            </office:change-info>
            <text:h text:style-name="Heading_20_1" text:outline-level="1">pecification</text:h>
          </text:deletion>
        </text:changed-region>
        <text:changed-region xml:id="ct249181712" text:id="ct249181712">
          <text:insertion>
            <office:change-info>
              <dc:creator>Bob Jacobsen</dc:creator>
              <dc:date>2013-01-24T13:21:00</dc:date>
            </office:change-info>
          </text:insertion>
        </text:changed-region>
        <text:changed-region xml:id="ct248540240" text:id="ct248540240">
          <text:deletion>
            <office:change-info>
              <dc:creator>Bob Jacobsen</dc:creator>
              <dc:date>2013-01-24T13:21:00</dc:date>
            </office:change-info>
            <text:p text:style-name="Standard">Specification</text:p>
          </text:deletion>
        </text:changed-region>
        <text:changed-region xml:id="ct249181808" text:id="ct249181808">
          <text:insertion>
            <office:change-info>
              <dc:creator>Bob Jacobsen</dc:creator>
              <dc:date>2013-01-24T13:21:00</dc:date>
            </office:change-info>
          </text:insertion>
        </text:changed-region>
        <text:changed-region xml:id="ct248612864" text:id="ct248612864">
          <text:deletion>
            <office:change-info>
              <dc:creator>Bob Jacobsen</dc:creator>
              <dc:date>2013-01-19T17:33:00</dc:date>
            </office:change-info>
            <text:p text:style-name="Standard"><text:s/>and future expansion</text:p>
          </text:deletion>
        </text:changed-region>
        <text:changed-region xml:id="ct248708336" text:id="ct248708336">
          <text:insertion>
            <office:change-info>
              <dc:creator>Bob Jacobsen</dc:creator>
              <dc:date>2013-01-19T17:35:00</dc:date>
            </office:change-info>
          </text:insertion>
        </text:changed-region>
        <text:changed-region xml:id="ct248630896" text:id="ct248630896">
          <text:insertion>
            <office:change-info>
              <dc:creator>Bob Jacobsen</dc:creator>
              <dc:date>2013-01-19T17:33:00</dc:date>
            </office:change-info>
          </text:insertion>
        </text:changed-region>
        <text:changed-region xml:id="ct248713712" text:id="ct248713712">
          <text:deletion>
            <office:change-info>
              <dc:creator>Bob Jacobsen</dc:creator>
              <dc:date>2013-01-19T17:33:00</dc:date>
            </office:change-info>
            <text:p text:style-name="Standard">can </text:p>
          </text:deletion>
        </text:changed-region>
        <text:changed-region xml:id="ct248841280" text:id="ct248841280">
          <text:deletion>
            <office:change-info>
              <dc:creator>Bob Jacobsen</dc:creator>
              <dc:date>2013-01-19T17:34:00</dc:date>
            </office:change-info>
            <text:p text:style-name="Standard">those as</text:p>
          </text:deletion>
        </text:changed-region>
        <text:changed-region xml:id="ct248696576" text:id="ct248696576">
          <text:insertion>
            <office:change-info>
              <dc:creator>Bob Jacobsen</dc:creator>
              <dc:date>2013-01-19T17:34:00</dc:date>
            </office:change-info>
          </text:insertion>
        </text:changed-region>
        <text:changed-region xml:id="ct248655344" text:id="ct248655344">
          <text:deletion>
            <office:change-info>
              <dc:creator>Bob Jacobsen</dc:creator>
              <dc:date>2013-01-19T17:34:00</dc:date>
            </office:change-info>
            <text:p text:style-name="Standard">s</text:p>
          </text:deletion>
        </text:changed-region>
        <text:changed-region xml:id="ct248673072" text:id="ct248673072">
          <text:insertion>
            <office:change-info>
              <dc:creator>Bob Jacobsen</dc:creator>
              <dc:date>2013-01-19T17:33:00</dc:date>
            </office:change-info>
          </text:insertion>
        </text:changed-region>
        <text:changed-region xml:id="ct248841376" text:id="ct248841376">
          <text:insertion>
            <office:change-info>
              <dc:creator>Bob Jacobsen</dc:creator>
              <dc:date>2013-01-19T17:34:00</dc:date>
            </office:change-info>
          </text:insertion>
        </text:changed-region>
        <text:changed-region xml:id="ct248655680" text:id="ct248655680">
          <text:deletion>
            <office:change-info>
              <dc:creator>Bob Jacobsen</dc:creator>
              <dc:date>2013-01-19T17:33:00</dc:date>
            </office:change-info>
            <text:p text:style-name="Standard">without causing any problems with future expansion</text:p>
          </text:deletion>
        </text:changed-region>
        <text:changed-region xml:id="ct249159264" text:id="ct249159264">
          <text:deletion>
            <office:change-info>
              <dc:creator>Bob Jacobsen</dc:creator>
              <dc:date>2013-01-19T17:32:00</dc:date>
            </office:change-info>
            <text:p text:style-name="Standard"><text:span text:style-name="T1">value</text:span></text:p>
          </text:deletion>
        </text:changed-region>
        <text:changed-region xml:id="ct248842016" text:id="ct248842016">
          <text:insertion>
            <office:change-info>
              <dc:creator>Bob Jacobsen</dc:creator>
              <dc:date>2013-01-19T17: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text:h>
      <text:p text:style-name="Standard">This Technical Note contains informative discussion and background for the corresponding “OpenLCB Unique Identifiers S<text:change text:change-id="ct965320672"/><text:change-start text:change-id="ct965447872"/>tandard<text:change-end text:change-id="ct965447872"/>”. This explanation is not normative in any way.</text:p>
      <text:p text:style-name="Standard">Originally, OpenLCB was defined in terms of 48-bit unique “node IDs”. <text:s/>Other uses were found for these IDs that didn't associate them with a specific node, which demonstrated the need for unique IDs beyond just node IDs. <text:s/>Therefore, the Standard and this Technical Note are generally written in terms of unique IDs, which includes<text:change text:change-id="ct249354960"/><text:change text:change-id="ct965447968"/> node IDs<text:change-start text:change-id="ct249254448"/> u<text:change-end text:change-id="ct249254448"/><text:change-start text:change-id="ct249254544"/>sage<text:change-end text:change-id="ct249254544"/>. <text:s/></text:p>
      <text:h text:style-name="Heading_20_1" text:outline-level="1">Annotations to the S<text:change text:change-id="ct249387872"/><text:change-start text:change-id="ct249181712"/>tandard<text:change-end text:change-id="ct249181712"/></text:h>
      <text:p text:style-name="Standard">This section provides background information on corresponding sections of the <text:change text:change-id="ct248540240"/><text:change-start text:change-id="ct249181808"/>Standard<text:change-end text:change-id="ct249181808"/> document. It's expected that two documents will be read together.</text:p>
      <text:h text:style-name="Heading_20_2" text:outline-level="2">Introduction</text:h>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s best if nodes are given a completely unique ID when manufactured, so there's no need to ever detect and resolve a conflict. </text:p>
      <text:h text:style-name="Heading_20_2" text:outline-level="2">References and Context</text:h>
      <text:h text:style-name="Heading_20_2" text:outline-level="2">Content and Format</text:h>
      <text:p text:style-name="Standard">The Standards don't require any particular human-readable format for input and output, but hex-pairs with separators, e.g. 01.AB.34.01.CD.E3, are recommended by the Common Information TN. If<text:span text:style-name="T1"> any other format is used, including </text:span>decimal pairs, it's very important to make it clear how to interpret it.</text:p>
      <text:p text:style-name="Standard">There are many methods to store a unique identifier, and that's not constrained by this Standard. It could be stored in a non-volatile memory, as jumpers on a board, etc.</text:p>
      <text:h text:style-name="Heading_20_2" text:outline-level="2">Allocation</text:h>
      <text:p text:style-name="Standard">Unique IDs are assigned via a delegation process. At the highest level, ranges are assigned to people and organizations, within which they are responsible for assigning unique identifiers to separate devices. These ranges can be subdivided and delegated further, as needed. Additional <text:soft-page-break/>ranges can then be requested, which will be recorded here or eventually in some online system accessible to anybody. </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node IDs, but assigning a range to every member makes it easy for those who want to, at a total cost of only 0.000016 of the available unique identifier space.</text:p>
      <text:p text:style-name="Standard">In these delegated assignments, the lower order byte(s) are self-assigned. The value of zero should be reserved, indicating that a number within the range hasn't been assigned. </text:p>
      <text:p text:style-name="P9">The high byte of each range is different for each type of assignment, making it easy to determine the allocation pattern in use for a particular unique identifier.</text:p>
      <text:p text:style-name="P9">Allocations are meant to be unique forever, so the specification requires that new allocation ranges not overlap existing ones, and allocation regions not be reused later.</text:p>
      <text:h text:style-name="Heading_20_3" text:outline-level="3">Unique identifiers assigned by manufacturers</text:h>
      <text:p text:style-name="Standard">As an initial simplification, and to encourage manufacturers to adopt OpenLCB, a group of 2<text:span text:style-name="T6">24</text:span> identifiers will be assigned to each manufacturer with an NMRA manufacturer ID number. Manufacturers can assign any unique identifier from within their range to a board so long as each identifier is only assigned to at most one node. There's no requirement that they be assigned sequentially, or by type, or in any other order.</text:p>
      <text:p text:style-name="Standard">The NMRA has defined ID number 238 for future expansion with in the existing 8-bit ID space, but has not determined how to use it. When 238 is finally used to identify a new set of manufacturers, those manufacturers can be assigned OpenLCB ranges with a different set of high-order bits. </text:p>
      <text:p text:style-name="Standard">Software manufacturers who use software keys can generate the low-order 24 bits from some unique part of the software key. Hardware manufacturers need to ensure that resetting a device to “factory defaults” doesn't lose the self-assigned part of the Node ID, e.g. the serial number.</text:p>
      <text:h text:style-name="Heading_20_3" text:outline-level="3">Unique identifiers assigned by members of organized groups</text:h>
      <text:p text:style-name="Standard">MERG kit builders and others would like to assign their own identifiers without going through a complicated process. To make this possible without any interaction with anybody, these people are assigned identifier ranges that involve their member number in the organization. A member may assign any identifier from this range to the node(s) they produce, provided that each identifier is assigned to at most one node. A range of 255 identifiers per member is sufficient for hobby usage; after building that many,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Other groups have defined mechanisms to ensure that their node numbers or equivalent constructs are uniquely assigned. They may have e.g. non-technical reasons for wishing to use those same <text:soft-page-break/>mechanisms to assign OpenLCB unique identifiers. Ranges of OpenLCB unique identifier ranges can be assigned to these, so that when people then use the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1">the</text:span> Standard.</text:p>
      <text:p text:style-name="P9">If the user is involved in determining the unique identifier for a node (the Node ID), e.g.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Heading_20_3" text:outline-level="3">Unique identifiers assigned by software at run-time</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48-bit IPv4 addresses as components of unique identifiers, but this is no longer recommended for several reasons:</text:p>
      <text:list xml:id="list2665017109090164896" text:style-name="L1">
        <text:list-item>
          <text:p text:style-name="P14">Not all IPv4 addresses are globally unique. <text:s text:c="2"/>Some IP addresses correspond to “private networks”, which are only locally unique. <text:s/>See RFC 1918 and RFC 3330 for more information. <text:s/>In addition, Microsoft defined an non-IETF “Automatic Private IP Addressing” mechanism for providing non-global IP addresses.</text:p>
        </text:list-item>
        <text:list-item>
          <text:p text:style-name="P14">A single computer may run several programs, so there still needs to be separate mechanism to provide a unique value for the lowest bytes of <text:span text:style-name="T1">the</text:span> ID. <text:s/>That involves a level of coordination across multiple software vendors that's hard to imagine.</text:p>
        </text:list-item>
        <text:list-item>
          <text:p text:style-name="P14">IPv6 is coming. <text:s/>It provides addresses that are too large to use directly. Even before that happens, the various issues of IPv4 to IPv6 mapping raise all sorts of questions about uniqueness of IPv4 addresses.</text:p>
        </text:list-item>
        <text:list-item>
          <text:p text:style-name="P14">Even globally routable IPv4 addresses may not be unique over time. <text:s/>For example, DCH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 from an openlcb.org-provided service. <text:s/>These unique IDs are provided from a specified range to ensure <text:span text:style-name="T1">they</text:span> unique when created. <text:s/>Each ID is only provided once to ensure that they remain unique. <text:s/>Programs using this facility should permanently remember unique IDs obtained this way, because they won't get the same one on a later request.</text:p>
      <text:p text:style-name="Standard"><text:soft-page-break/>Other organizations can also distribute unique IDs from within their allocated blocks. For example, an ID could be provided when a free-software program is downloaded, perhaps as part of the download package or even as part of its filename.</text:p>
      <text:p text:style-name="Standard">Programs without access to an ID-providing service must use some other mechanism, which may boil down to prompting the user for a unique identifier assigned by one of the other mechanisms.</text:p>
      <text:h text:style-name="Heading_20_3" text:outline-level="3">Globally defined unique i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Standard">Note that the detailed use of these identifiers <text:span text:style-name="T1">is specified elsewhere. In some cases, the protocols are still being developed, and the entry here is just reserving a range for a specific future use.</text:span></text:p>
      <text:h text:style-name="Heading_20_3" text:outline-level="3">Unique identifiers assigned for use with locomotive control systems</text:h>
      <text:p text:style-name="Standard">Locomotive control was initially beyond the scope of OpenLCB development, but later work started to define OpenLCB methods for working with existing locomotive control systems. <text:s/>This section specifies ranges of unique identifiers that are reserved for the purpose of interfacing with locomotive control. <text:s/>The details of how there are to be used are specified elsewhere, but sufficient range has been reserved to allow providing decoders with OpenLCB unique identifiers, etc.</text:p>
      <text:h text:style-name="Heading_20_3" text:outline-level="3">Unique identifier ranges assigned by request</text:h>
      <text:p text:style-name="Standard">Users can request blocks of identifiers of various sizes. <text:s/>The small (256) and medium (65536) blocks are not scarce resources. Requests for these blocks should be routinely granted once <text:span text:style-name="T1">the</text:span> requestor has identified himself. The 24-bit blocks are slightly scarcer, but there are still almost 2<text:span text:style-name="T6">16</text:span> of them available by using additional values for byte 2. <text:s/></text:p>
      <text:p text:style-name="Standard">An initial automated system for requesting and obtaining unique ID ranges is available at <text:a xlink:type="simple" xlink:href="http://openlcb.net/trunk/web/requestuidrange.php">http://openlcb.net/trunk/web/requestuidrange.php</text:a> and subsequent pages. <text:s/></text:p>
      <text:h text:style-name="Heading_20_3" text:outline-level="3">Reserved unique identifiers</text:h>
      <text:p text:style-name="Standard">For error detection<text:change text:change-id="ct248612864"/>, we permanently reserve all identifiers that start with either a 0x00 or 0xFF value. OpenLCB implementations <text:change-start text:change-id="ct248708336"/>should<text:change-end text:change-id="ct248708336"/><text:change-start text:change-id="ct248630896"/>, but are not required to, <text:change-end text:change-id="ct248630896"/><text:change text:change-id="ct248713712"/>treat <text:change text:change-id="ct248841280"/><text:change-start text:change-id="ct248696576"/>it as an<text:change-end text:change-id="ct248696576"/> error<text:change text:change-id="ct248655344"/> <text:change-start text:change-id="ct248673072"/>when any of those are <text:change-end text:change-id="ct248673072"/><text:change-start text:change-id="ct248841376"/>encountered<text:change-end text:change-id="ct248841376"/><text:change text:change-id="ct248655680"/>.</text:p>
      <text:h text:style-name="Heading_20_1" text:outline-level="1">Implementation Information</text:h>
      <text:p text:style-name="Standard">Specific unique ID assignments are stored in a MySQL database on the <text:a xlink:type="simple" xlink:href="http://openlcb.org/">http</text:a><text:a xlink:type="simple" xlink:href="http://openlcb.org/">://openlcb.org</text:a> website. The full list of assignments, include overall ranges from the specification and ranges assigned for specific purposes and users, can be found on the <text:a xlink:type="simple" xlink:href="http://www.openlcb.org/trunk/web/viewuid.php">http://www.openlcb.org/trunk/web/viewuid.php</text:a> dynamic page.</text:p>
      <text:p text:style-name="Standard">Automated allocation systems can be abused, and we don't want to give away large chunks of address space to automated requestors. <text:s/>All available <text:span text:style-name="T1">information about requests is logged. Users are asked for their name and contact information at the time of the request, which is also logged. <text:s/>Depending on our experience with requests, we may have to add an email challenge-response or other mechanism to ensure only </text:span><text:change text:change-id="ct249159264"/><text:change-start text:change-id="ct248842016"/><text:span text:style-name="T1">valid</text:span><text:change-end text:change-id="ct248842016"/><text:span text:style-name="T1"> requests get allocations.</text:span></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Annotations to the Standard<text:tab/>1</text:p>
          <text:p text:style-name="P13"><text:s/>2.1 Introduction<text:tab/>1</text:p>
          <text:p text:style-name="P13"><text:s/>2.2 Intended Use<text:tab/>1</text:p>
          <text:p text:style-name="P13"><text:s/>2.3 References and Context<text:tab/>1</text:p>
          <text:p text:style-name="P13"><text:s/>2.4 Content and Format<text:tab/>1</text:p>
          <text:p text:style-name="P13"><text:s/>2.5 Allocation<text:tab/>1</text:p>
          <text:p text:style-name="P11"><text:s/>2.5.1 Unique identifiers assigned by manufacturers<text:tab/>2</text:p>
          <text:p text:style-name="P11"><text:s/>2.5.2 Unique identifiers assigned by members of organized groups<text:tab/>2</text:p>
          <text:p text:style-name="P11"><text:s/>2.5.3 Unique identifiers assigned by software at run-time<text:tab/>3</text:p>
          <text:p text:style-name="P11"><text:s/>2.5.4 Globally defined unique identifiers<text:tab/>4</text:p>
          <text:p text:style-name="P11"><text:s/>2.5.5 Unique identifiers assigned for use with locomotive control systems<text:tab/>4</text:p>
          <text:p text:style-name="P11"><text:s/>2.5.6 Unique identifier ranges assigned by request<text:tab/>4</text:p>
          <text:p text:style-name="P11"><text:s/>2.5.7 Reserved unique identifiers<text:tab/>4</text:p>
          <text:p text:style-name="P12"><text:s/>3 Implementation Information<text:tab/>4</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 Unique Identifiers Technical Note</text:p>
      </style:header>
      <style:footer>
        <text:tracked-changes>
          <text:changed-region xml:id="ct512937920" text:id="ct512937920">
            <text:deletion>
              <office:change-info>
                <dc:creator>Bob Jacobsen</dc:creator>
                <dc:date>2013-02-03T06:36:00</dc:date>
              </office:change-info>
              <text:p text:style-name="MP2"><text:span text:style-name="Page_20_Number"><text:span text:style-name="MT1"><text:date style:data-style-name="N116" text:date-value="2013-02-03T06:40:03.99">2/3/2013</text:date></text:span></text:span></text:p>
            </text:deletion>
          </text:changed-region>
          <text:changed-region xml:id="ct512878048" text:id="ct512878048">
            <text:insertion>
              <office:change-info>
                <dc:creator>Bob Jacobsen</dc:creator>
                <dc:date>2013-02-03T06:36:00</dc:date>
              </office:change-info>
            </text:insertion>
          </text:changed-region>
        </text:tracked-changes>
        <text:p text:style-name="MP2"><text:span text:style-name="Page_20_Number"><text:span text:style-name="MT1">Copyright 2011, 2012.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2</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change text:change-id="ct512937920"/><text:change-start text:change-id="ct512878048"/><text:span text:style-name="Page_20_Number"><text:span text:style-name="MT1"><text:date style:data-style-name="N75" text:date-value="2013-02-03T06:33:37" text:fixed="true" text:date-adjust="-PT24H00M00S">Feb 2, 2013</text:date></text:span></text:span><text:change-end text:change-id="ct512878048"/></text:p>
      </style:footer>
    </style:master-page>
    <style:master-page style:name="First_20_Page" style:display-name="First Page" style:page-layout-name="Mpm2" style:next-style-name="Standard">
      <style:header>
        <text:tracked-changes>
          <text:changed-region xml:id="ct483015504" text:id="ct483015504">
            <text:deletion>
              <office:change-info>
                <dc:creator>Bob Jacobsen</dc:creator>
                <dc:date>2013-02-03T06:40:00</dc:date>
              </office:change-info>
              <text:p text:style-name="MP5"><text:date style:data-style-name="N75" text:date-value="2013-02-03T06:40:03.99">Feb 3, 2013</text:date></text:p>
            </text:deletion>
          </text:changed-region>
          <text:changed-region xml:id="ct249430560" text:id="ct249430560">
            <text:insertion>
              <office:change-info>
                <dc:creator>Bob Jacobsen</dc:creator>
                <dc:date>2013-02-03T06:40:00</dc:date>
              </office:change-info>
            </text:insertion>
          </text:changed-region>
          <text:changed-region xml:id="ct965688320" text:id="ct965688320">
            <text:deletion>
              <office:change-info>
                <dc:creator>Bob Jacobsen</dc:creator>
                <dc:date>2013-01-27T21:19:00</dc:date>
              </office:change-info>
              <text:p text:style-name="MP5">Preliminary</text:p>
            </text:deletion>
          </text:changed-region>
          <text:changed-region xml:id="ct248692912" text:id="ct248692912">
            <text:insertion>
              <office:change-info>
                <dc:creator>Bob Jacobsen</dc:creator>
                <dc:date>2013-02-02T09:50: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OpenLCB Unique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5"><text:change text:change-id="ct483015504"/><text:change-start text:change-id="ct249430560"/><text:date style:data-style-name="N75" text:date-value="2013-02-03T06:37:48" text:fixed="true" text:date-adjust="-PT24H00M00S">Feb 2, 2013</text:date><text:change-end text:change-id="ct249430560"/></text:p>
            </table:table-cell>
            <table:table-cell table:style-name="Table1.C1" office:value-type="string">
              <text:p text:style-name="MP5"><text:change text:change-id="ct965688320"/><text:change-start text:change-id="ct248692912"/>Adopted<text:change-end text:change-id="ct248692912"/></text:p>
            </table:table-cell>
          </table:table-row>
        </table:table>
        <text:p text:style-name="Header"/>
      </style:header>
      <style:footer>
        <text:tracked-changes>
          <text:changed-region xml:id="ct248555616" text:id="ct248555616">
            <text:deletion>
              <office:change-info>
                <dc:creator>Bob Jacobsen</dc:creator>
                <dc:date>2013-02-03T06:36:00</dc:date>
              </office:change-info>
              <text:p text:style-name="MP6"><text:span text:style-name="Page_20_Number"><text:span text:style-name="MT3"><text:date style:data-style-name="N116" text:date-value="2013-02-03T06:40:03.99">2/3/2013</text:date></text:span></text:span></text:p>
            </text:deletion>
          </text:changed-region>
        </text:tracked-changes>
        <text:p text:style-name="MP6"><text:span text:style-name="Page_20_Number"><text:span text:style-name="MT1">Copyright 2011, 2012.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change text:change-id="ct248555616"/><text:span text:style-name="Page_20_Number"><text:span text:style-name="MT3"><text:date style:data-style-name="N116" text:date-value="2013-02-03T06:40:03.99">2/3/2013</text:date></text:span></text:span></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Node Identifiers Technical Note</dc:title>
    <meta:initial-creator>Alex Shepherd</meta:initial-creator>
    <meta:creation-date>2009-01-22T07:11:27</meta:creation-date>
    <meta:editing-cycles>127</meta:editing-cycles>
    <meta:editing-duration>PT15H10M37S</meta:editing-duration>
    <meta:generator>OpenOffice.org/3.4.1$Unix OpenOffice.org_project/341m1$Build-9593</meta:generator>
    <dc:date>2013-02-03T06:40:04</dc:date>
    <dc:creator>Bob Jacobsen</dc:creator>
    <dc:subject> </dc:subject>
    <meta:document-statistic meta:table-count="1" meta:image-count="1" meta:object-count="0" meta:page-count="5" meta:paragraph-count="90" meta:word-count="2059" meta:character-count="13016"/>
    <meta:user-defined meta:name="Info 1"/>
    <meta:user-defined meta:name="Info 2"/>
    <meta:user-defined meta:name="Info 3"/>
    <meta:user-defined meta:name="Info 4"/>
  </office:meta>
</office:document-meta>
</file>